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ff0000" loext:opacity="100%" fo:font-weight="normal" officeooo:rsid="0026494c" officeooo:paragraph-rsid="0026494c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26494c" officeooo:paragraph-rsid="0026494c" fo:background-color="#ffff0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P8" style:family="paragraph" style:parent-style-name="Standard">
      <style:paragraph-properties fo:text-align="justify" style:justify-single-word="false"/>
      <style:text-properties officeooo:rsid="00092d2f" officeooo:paragraph-rsid="0024d590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fo:font-weight="bold" officeooo:rsid="002a5e5e" officeooo:paragraph-rsid="002a5e5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weight="bold" officeooo:rsid="0026494c" officeooo:paragraph-rsid="0026494c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293c45" officeooo:paragraph-rsid="002c4bdb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1ea3df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2dcd0c" officeooo:paragraph-rsid="002dcd0c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23630b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1ea3df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2f6608" officeooo:paragraph-rsid="002f66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dcd2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5e23d" fo:background-color="#ffff00" loext:char-shading-value="0"/>
    </style:style>
    <style:style style:name="T8" style:family="text">
      <style:text-properties officeooo:rsid="002455e9" fo:background-color="#ffff00" loext:char-shading-value="0"/>
    </style:style>
    <style:style style:name="T9" style:family="text">
      <style:text-properties officeooo:rsid="0023630b" fo:background-color="#ffff00" loext:char-shading-value="0"/>
    </style:style>
    <style:style style:name="T10" style:family="text">
      <style:text-properties officeooo:rsid="00285ad8" fo:background-color="#ffff00" loext:char-shading-value="0"/>
    </style:style>
    <style:style style:name="T11" style:family="text">
      <style:text-properties officeooo:rsid="0029dcd2" fo:background-color="#ffff00" loext:char-shading-value="0"/>
    </style:style>
    <style:style style:name="T12" style:family="text">
      <style:text-properties officeooo:rsid="00167b7d"/>
    </style:style>
    <style:style style:name="T13" style:family="text">
      <style:text-properties officeooo:rsid="002169c4"/>
    </style:style>
    <style:style style:name="T14" style:family="text">
      <style:text-properties officeooo:rsid="0015e23d"/>
    </style:style>
    <style:style style:name="T15" style:family="text">
      <style:text-properties officeooo:rsid="0023630b"/>
    </style:style>
    <style:style style:name="T16" style:family="text">
      <style:text-properties officeooo:rsid="0026649b"/>
    </style:style>
    <style:style style:name="T17" style:family="text">
      <style:text-properties officeooo:rsid="00285ad8"/>
    </style:style>
    <style:style style:name="T18" style:family="text">
      <style:text-properties officeooo:rsid="0029dcd2"/>
    </style:style>
    <style:style style:name="T19" style:family="text">
      <style:text-properties officeooo:rsid="002a5e5e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text-underline-style="solid" style:text-underline-width="auto" style:text-underline-color="font-color"/>
    </style:style>
    <style:style style:name="T22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23" style:family="text">
      <style:text-properties fo:color="#ff0000" loext:opacity="100%" fo:font-weight="bold" officeooo:rsid="002d03e5" fo:background-color="#ffff00" loext:char-shading-value="0" style:font-weight-asian="bold" style:font-weight-complex="bold"/>
    </style:style>
    <style:style style:name="T24" style:family="text">
      <style:text-properties officeooo:rsid="002f92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STRALIA</text:p>
      <text:p text:style-name="P4"/>
      <text:p text:style-name="P3"><text:s/>Wang<text:span text:style-name="T13"> </text:span>et al., <text:span text:style-name="T15">201</text:span><text:span text:style-name="T19">8</text:span>. PRJNA438847<text:span text:style-name="T1">:</text:span></text:p>
      <text:p text:style-name="P1"/>
      <text:list xml:id="list3414771755" text:style-name="WWNum1">
        <text:list-item>
          <text:p text:style-name="P14"><text:span text:style-name="T21">Reference</text:span><text:span text:style-name="T20">: Wang, Y., Leong, L. E., Keating, R. L., Kanno, T., Abell, G. C., Mobegi, F. M., ... &amp; Rogers, G. B. (2019). Opportunistic bacteria confer the ability to ferment prebiotic starch in the adult cystic fibrosis gut. Gut Microbes, 10(3), 367-381. </text:span><text:a xlink:type="simple" xlink:href="https://doi.org/10.1080/19490976.2018.1534512" text:style-name="Internet_20_link" text:visited-style-name="Visited_20_Internet_20_Link">https://doi.org/10.1080/19490976.2018.1534512</text:a></text:p>
          <text:p text:style-name="P14"/>
        </text:list-item>
        <text:list-item>
          <text:p text:style-name="P15"><text:span text:style-name="T4">Description</text:span>: </text:p>
          <text:list>
            <text:list-item>
              <text:p text:style-name="P15"><text:span text:style-name="T1">Tipo Dataset</text:span>: Poblacional.</text:p>
            </text:list-item>
            <text:list-item>
              <text:p text:style-name="P16"><text:span text:style-name="T1">Estado Individuos</text:span>: <text:span text:style-name="T12">Healthy </text:span><text:span text:style-name="T17">control </text:span><text:span text:style-name="T12">/ Cystic fibrosis</text:span></text:p>
            </text:list-item>
            <text:list-item>
              <text:p text:style-name="P15"><text:span text:style-name="T1">Antes Filtros</text:span>:</text:p>
              <text:list>
                <text:list-item>
                  <text:p text:style-name="P15"><text:span text:style-name="T1">N.º Muestras=Nº Individuos</text:span>: Si (<text:span text:style-name="T16">105</text:span> muestras/<text:span text:style-name="T18">35</text:span> individuos).</text:p>
                </text:list-item>
                <text:list-item>
                  <text:p text:style-name="P15"><text:span text:style-name="T5">N.º FASTQs=N.º SampleAccessions</text:span>: Si (<text:span text:style-name="T18">105</text:span> PAIRED/ <text:span text:style-name="T18">105</text:span> SampleAccessions).</text:p>
                </text:list-item>
              </text:list>
            </text:list-item>
            <text:list-item>
              <text:p text:style-name="P18">Después Filtros <text:span text:style-name="T14">(</text:span><text:span text:style-name="T7">habría que filtrar</text:span><text:span text:style-name="T8"> </text:span><text:span text:style-name="T9">por</text:span><text:span text:style-name="T10"> WGS </text:span><text:span text:style-name="T11">y</text:span><text:span text:style-name="T9"> Healthy)</text:span>:</text:p>
              <text:list>
                <text:list-item>
                  <text:p text:style-name="P17"><text:span text:style-name="T1">N.º Muestras=Nº Individuos</text:span>: Si (<text:span text:style-name="T18">16</text:span> muestras/<text:span text:style-name="T18">16</text:span> individuos).</text:p>
                </text:list-item>
                <text:list-item>
                  <text:p text:style-name="P17"><text:span text:style-name="T5">N.º FASTQs=N.º SampleAccessions</text:span><text:span text:style-name="T1">: Si (</text:span><text:span text:style-name="T2">16</text:span><text:span text:style-name="T1"> PAIRED/</text:span><text:span text:style-name="T2">16</text:span><text:span text:style-name="T1"> SampleAccessions).</text:span></text:p>
                </text:list-item>
              </text:list>
            </text:list-item>
            <text:list-item>
              <text:p text:style-name="P19">Particularidades Procesado: No. </text:p>
            </text:list-item>
          </text:list>
        </text:list-item>
      </text:list>
      <text:p text:style-name="P7"/>
      <text:p text:style-name="P12">This study was approved by Mater Hospital Ethics Board (HREC/15/MHS/131). Adult CF patients were recruited from the Mater Adult Cystic Fibrosis Clinic, Brisbane. Healthy non-CF adult controls were recruited from <text:span text:style-name="T3">Mater Hospital staff and associates</text:span>. Subject characteristics are presented in Table 1. Stool samples were frozen and transported to the South Australian Health and Medical Research Institute, Adelaide, for analysis.</text:p>
      <text:p text:style-name="P12"/>
      <text:p text:style-name="P21">Aunque habían dos muestras que presentaban NA en la edad (SRR6897668 y SRR6897698), <text:span text:style-name="T24">e</text:span>n la publicación indicaban que los controles eran adultos de 30 a 55 años, <text:span text:style-name="T24">por lo que se pudo inferir sobre el grupo de edad.</text:span></text:p>
      <text:p text:style-name="P12"/>
      <text:p text:style-name="P13">Ya que decían que eran individuos reclutados del personal sanitario supusimos que llevarían un estilo de vida urbano dado que frecuentarían la ciudad.</text:p>
      <text:p text:style-name="P7"/>
      <text:p text:style-name="P11"><text:span text:style-name="T23">NO</text:span><text:span text:style-name="T22"> HABRÍA QUE JUNTAR LOS FASTQS.</text:span></text:p>
      <text:p text:style-name="P8"/>
      <text:p text:style-name="P2"><text:span text:style-name="T6">Script CHECK</text:span>:</text:p>
      <text:p text:style-name="P2"/>
      <text:p text:style-name="P10">Run Stats Pre-filter:</text:p>
      <text:p text:style-name="P5"/>
      <text:p text:style-name="P5">1) Number of run_accessions: 105</text:p>
      <text:p text:style-name="P5">2) Number of unique sample_accessions: 105</text:p>
      <text:p text:style-name="P5">3) Number of unique sample_aliases: 70</text:p>
      <text:p text:style-name="P5">4) Appearances per scientific_name(tax_id):</text:p>
      <text:p text:style-name="P5"><text:s text:c="15"/>unique_values <text:s/>counts</text:p>
      <text:p text:style-name="P5"><text:s text:c="10"/>Homo sapiens(9606) <text:s text:c="5"/>70</text:p>
      <text:p text:style-name="P5">human gut metagenome(408170) <text:s text:c="5"/>35</text:p>
      <text:p text:style-name="P5">5) Appearances per instrument_model(instrument_platform):</text:p>
      <text:p text:style-name="P5"><text:s text:c="16"/>unique_values <text:s/>counts</text:p>
      <text:p text:style-name="P5"><text:s text:c="5"/>Illumina MiSeq(ILLUMINA) <text:s text:c="5"/>70</text:p>
      <text:p text:style-name="P5">Illumina HiSeq 2500(ILLUMINA) <text:s text:c="5"/>35</text:p>
      <text:p text:style-name="P5">6) Appearances per library_layout:</text:p>
      <text:p text:style-name="P5">unique_values <text:s/>counts</text:p>
      <text:p text:style-name="P5"><text:soft-page-break/><text:s text:c="7"/>PAIRED <text:s text:c="4"/>105</text:p>
      <text:p text:style-name="P5">7) Appearances per library_strategy+library_source:</text:p>
      <text:p text:style-name="P5"><text:s text:c="3"/>unique_values <text:s/>counts</text:p>
      <text:p text:style-name="P5">AMPLICON+GENOMIC <text:s text:c="5"/>70</text:p>
      <text:p text:style-name="P6"><text:s/>WGS+METAGENOMIC <text:s text:c="5"/>35</text:p>
      <text:p text:style-name="P5"/>
      <text:p text:style-name="P5"/>
      <text:p text:style-name="P10">Run Stats Post-filter:</text:p>
      <text:p text:style-name="P10"/>
      <text:p text:style-name="P5">1) Number of run_accessions: 16</text:p>
      <text:p text:style-name="P5">2) Number of unique sample_accessions: 16</text:p>
      <text:p text:style-name="P5">3) Number of unique sample_aliases: 16</text:p>
      <text:p text:style-name="P5">4) Appearances per scientific_name(tax_id):</text:p>
      <text:p text:style-name="P5"><text:s text:c="15"/>unique_values <text:s/>counts</text:p>
      <text:p text:style-name="P5">human gut metagenome(408170) <text:s text:c="5"/>16</text:p>
      <text:p text:style-name="P5">5) Appearances per instrument_model(instrument_platform):</text:p>
      <text:p text:style-name="P5"><text:s text:c="16"/>unique_values <text:s/>counts</text:p>
      <text:p text:style-name="P5">Illumina HiSeq 2500(ILLUMINA) <text:s text:c="5"/>16</text:p>
      <text:p text:style-name="P5">6) Appearances per library_layout:</text:p>
      <text:p text:style-name="P5">unique_values <text:s/>counts</text:p>
      <text:p text:style-name="P5"><text:s text:c="7"/>PAIRED <text:s text:c="5"/>16</text:p>
      <text:p text:style-name="P5">7) Appearances per library_strategy+library_source:</text:p>
      <text:p text:style-name="P5"><text:s text:c="2"/>unique_values <text:s/>counts</text:p>
      <text:p text:style-name="P6">WGS+METAGENOMIC <text:s text:c="5"/>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31T16:40:25.471782625</dc:date>
    <meta:editing-duration>PT12H7M43S</meta:editing-duration>
    <meta:editing-cycles>22</meta:editing-cycles>
    <meta:document-statistic meta:table-count="0" meta:image-count="0" meta:object-count="0" meta:page-count="2" meta:paragraph-count="54" meta:word-count="364" meta:character-count="2835" meta:non-whitespace-character-count="2374"/>
  </office:meta>
</office:document-meta>
</file>